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officeooo:paragraph-rsid="004e7e54"/>
    </style:style>
    <style:style style:name="P3" style:family="paragraph" style:parent-style-name="Heading_20_1">
      <style:paragraph-properties fo:line-height="150%"/>
      <style:text-properties style:font-name="Liberation Sans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bold" officeooo:rsid="004e7e54" officeooo:paragraph-rsid="004e7e54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bold" officeooo:rsid="00559b8f" officeooo:paragraph-rsid="0055e43a" style:font-name-asian="Noto Serif CJK SC" style:font-size-asian="14pt" style:font-weight-asian="bold" style:font-name-complex="FreeSans1" style:font-size-complex="14pt" style:font-weight-complex="bold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d60ba" officeooo:paragraph-rsid="005d60ba" style:font-name-asian="Noto Serif CJK SC" style:font-size-asian="14pt" style:font-weight-asian="normal" style:font-name-complex="FreeSans1" style:font-size-complex="14pt" style:font-weight-complex="normal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3df57" officeooo:paragraph-rsid="005c0bef" style:font-name-asian="Noto Serif CJK SC" style:font-size-asian="14pt" style:font-weight-asian="normal" style:font-name-complex="FreeSans1" style:font-size-complex="14pt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59b8f" officeooo:paragraph-rsid="00559b8f" style:font-name-asian="Noto Serif CJK SC" style:font-size-asian="14pt" style:font-weight-asian="normal" style:font-name-complex="FreeSans1" style:font-size-complex="14pt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5e43a" officeooo:paragraph-rsid="00559b8f" style:font-name-asian="Noto Serif CJK SC" style:font-size-asian="14pt" style:font-weight-asian="normal" style:font-name-complex="FreeSans1" style:font-size-complex="14pt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e09c4" officeooo:paragraph-rsid="005e09c4" style:font-name-asian="Noto Serif CJK SC" style:font-size-asian="14pt" style:font-weight-asian="normal" style:font-name-complex="FreeSans1" style:font-size-complex="14pt" style:font-weight-complex="normal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fo:font-weight="bold" officeooo:rsid="005c0bef" officeooo:paragraph-rsid="005e09c4" style:font-weight-asian="bold" style:font-weight-complex="bold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fo:font-weight="bold" officeooo:rsid="005e09c4" officeooo:paragraph-rsid="005e09c4" style:font-weight-asian="bold" style:font-weight-complex="bold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fo:font-weight="normal" officeooo:rsid="005e09c4" officeooo:paragraph-rsid="005e09c4" style:font-weight-asian="normal" style:font-weight-complex="normal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officeooo:rsid="00559b8f" officeooo:paragraph-rsid="005d60ba"/>
    </style:style>
    <style:style style:name="T1" style:family="text">
      <style:text-properties officeooo:rsid="00516cc4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4ce2e4"/>
    </style:style>
    <style:style style:name="T5" style:family="text">
      <style:text-properties officeooo:rsid="004e345b"/>
    </style:style>
    <style:style style:name="T6" style:family="text">
      <style:text-properties officeooo:rsid="005d60ba"/>
    </style:style>
    <style:style style:name="T7" style:family="text">
      <style:text-properties officeooo:rsid="0053df57"/>
    </style:style>
    <style:style style:name="T8" style:family="text">
      <style:text-properties officeooo:rsid="0041a84b"/>
    </style:style>
    <style:style style:name="T9" style:family="text">
      <style:text-properties officeooo:rsid="00570ece"/>
    </style:style>
    <style:style style:name="T10" style:family="text">
      <style:text-properties fo:font-size="14pt" fo:font-weight="bold" officeooo:rsid="00448b24" style:font-name-asian="Liberation Serif" style:font-size-asian="14pt" style:font-weight-asian="bold" style:font-name-complex="Liberation Serif" style:font-size-complex="14pt" style:font-weight-complex="bold"/>
    </style:style>
    <style:style style:name="T11" style:family="text">
      <style:text-properties fo:font-size="14pt" fo:font-weight="bold" officeooo:rsid="0041a84b" style:font-name-asian="Liberation Serif" style:font-size-asian="14pt" style:font-weight-asian="bold" style:font-name-complex="Liberation Serif" style:font-size-complex="14pt" style:font-weight-complex="bold"/>
    </style:style>
    <style:style style:name="T12" style:family="text">
      <style:text-properties fo:font-size="14pt" fo:font-weight="normal" officeooo:rsid="0041a84b" style:font-name-asian="Liberation Serif" style:font-size-asian="14pt" style:font-weight-asian="normal" style:font-name-complex="Liberation Serif" style:font-size-complex="14pt" style:font-weight-complex="normal"/>
    </style:style>
    <style:style style:name="T13" style:family="text">
      <style:text-properties fo:font-size="14pt" fo:font-weight="normal" officeooo:rsid="00570ece" style:font-name-asian="Liberation Serif" style:font-size-asian="14pt" style:font-weight-asian="normal" style:font-name-complex="Liberation Serif" style:font-size-complex="14pt" style:font-weight-complex="normal"/>
    </style:style>
    <style:style style:name="T14" style:family="text">
      <style:text-properties fo:font-size="14pt" fo:font-weight="normal" officeooo:rsid="005d60ba" style:font-name-asian="Liberation Serif" style:font-size-asian="14pt" style:font-weight-asian="normal" style:font-name-complex="Liberation Serif" style:font-size-complex="14pt" style:font-weight-complex="normal"/>
    </style:style>
    <style:style style:name="T15" style:family="text">
      <style:text-properties fo:font-size="14pt" fo:font-weight="normal" officeooo:rsid="005e09c4" style:font-name-asian="Liberation Serif" style:font-size-asian="14pt" style:font-weight-asian="normal" style:font-name-complex="Liberation Serif" style:font-size-complex="14pt" style:font-weight-complex="normal"/>
    </style:style>
    <style:style style:name="T16" style:family="text">
      <style:text-properties style:font-name="Liberation Sans" fo:font-size="14pt" fo:font-weight="bold" style:font-name-asian="Noto Serif CJK SC" style:font-size-asian="14pt" style:font-weight-asian="bold" style:font-name-complex="FreeSans1" style:font-size-complex="14pt" style:font-weight-complex="bold"/>
    </style:style>
    <style:style style:name="T17" style:family="text">
      <style:text-properties style:font-name="Liberation Sans" fo:font-size="14pt" fo:font-weight="normal" style:font-name-asian="Noto Serif CJK SC" style:font-size-asian="14pt" style:font-weight-asian="normal" style:font-name-complex="FreeSans1" style:font-size-complex="14pt" style:font-weight-complex="normal"/>
    </style:style>
    <style:style style:name="T18" style:family="text">
      <style:text-properties style:font-name="Liberation Sans" fo:font-size="14pt" fo:font-weight="normal" officeooo:rsid="0055e43a" style:font-name-asian="Noto Serif CJK SC" style:font-size-asian="14pt" style:font-weight-asian="normal" style:font-name-complex="FreeSans1" style:font-size-complex="14pt" style:font-weight-complex="normal"/>
    </style:style>
    <style:style style:name="T19" style:family="text">
      <style:text-properties style:font-name="Liberation Sans" fo:font-size="14pt" fo:font-weight="normal" officeooo:rsid="00559b8f" style:font-name-asian="Noto Serif CJK SC" style:font-size-asian="14pt" style:font-weight-asian="normal" style:font-name-complex="FreeSans1" style:font-size-complex="14pt" style:font-weight-complex="normal"/>
    </style:style>
    <style:style style:name="T20" style:family="text">
      <style:text-properties style:font-name="Liberation Sans" fo:font-size="14pt" fo:font-weight="normal" officeooo:rsid="005d60ba" style:font-name-asian="Noto Serif CJK SC" style:font-size-asian="14pt" style:font-weight-asian="normal" style:font-name-complex="FreeSans1" style:font-size-complex="14pt" style:font-weight-complex="normal"/>
    </style:style>
    <style:style style:name="T21" style:family="text">
      <style:text-properties style:font-name="Liberation Sans" fo:font-size="14pt" style:font-name-asian="Noto Serif CJK SC" style:font-size-asian="14pt" style:font-name-complex="FreeSans1" style:font-size-complex="14pt"/>
    </style:style>
    <style:style style:name="T22" style:family="text">
      <style:text-properties style:font-name="Liberation Sans" fo:font-size="14pt" officeooo:rsid="0053df57" style:font-name-asian="Noto Serif CJK SC" style:font-size-asian="14pt" style:font-name-complex="FreeSans1" style:font-size-complex="14pt"/>
    </style:style>
    <style:style style:name="T23" style:family="text">
      <style:text-properties style:font-name="Liberation Sans" fo:font-size="14pt" officeooo:rsid="005d60ba" style:font-name-asian="Noto Serif CJK SC" style:font-size-asian="14pt" style:font-name-complex="FreeSans1" style:font-size-complex="14p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516cc4" style:font-weight-asian="normal" style:font-weight-complex="normal"/>
    </style:style>
    <style:style style:name="T26" style:family="text">
      <style:text-properties fo:font-weight="normal" officeooo:rsid="005c0bef" style:font-weight-asian="normal" style:font-weight-complex="normal"/>
    </style:style>
    <style:style style:name="T27" style:family="text">
      <style:text-properties officeooo:rsid="005c0bef"/>
    </style:style>
    <style:style style:name="T28" style:family="text">
      <style:text-properties officeooo:rsid="005e09c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1">Objectif</text:span><text:span text:style-name="T10">s</text:span><text:span text:style-name="T12"> :</text:span><text:span text:style-name="T13"> </text:span><text:span text:style-name="T15">S’entrainer</text:span></text:p>
      <text:h text:style-name="P3" text:outline-level="1">Déroulé</text:h>
      <text:list xml:id="list434784823" text:style-name="L1">
        <text:list-item>
          <text:p text:style-name="P4">Questions flash<text:span text:style-name="T24"> </text:span><text:span text:style-name="T25">(</text:span><text:span text:style-name="T26">5</text:span><text:span text:style-name="T25"> min)</text:span></text:p>
          <text:p text:style-name="P10">addition de rationnels</text:p>
          <text:p text:style-name="P7"/>
        </text:list-item>
        <text:list-item>
          <text:p text:style-name="P11"><text:span text:style-name="T22">C</text:span><text:span text:style-name="T21">orrection TaF</text:span><text:span text:style-name="T17"> (</text:span><text:span text:style-name="T20">10</text:span><text:span text:style-name="T17"> min) : </text:span><text:span text:style-name="T19">ex </text:span><text:span text:style-name="T20">27 et 28</text:span><text:span text:style-name="T19"> p. 5</text:span><text:span text:style-name="T17">9</text:span></text:p>
          <text:list>
            <text:list-header>
              <text:p text:style-name="P8"/>
            </text:list-header>
          </text:list>
        </text:list-item>
        <text:list-item>
          <text:p text:style-name="P12"><text:span text:style-name="T23">E</text:span><text:span text:style-name="T21">ntrainement</text:span></text:p>
          <text:p text:style-name="P13"><text:span text:style-name="T21">ex. p.</text:span></text:p>
          <text:p text:style-name="P13"><text:span text:style-name="T21">ex. p.</text:span></text:p>
          <text:p text:style-name="P13"><text:span text:style-name="T21">ex. p.</text:span></text:p>
          <text:p text:style-name="P13"><text:span text:style-name="T21">ex. p.</text:span></text:p>
          <text:p text:style-name="P9"/>
        </text:list-item>
        <text:list-item>
          <text:p text:style-name="P5"><text:span text:style-name="T28">pas de </text:span>TaF</text:p>
          <text:p text:style-name="P10">Evaluation le lundi 27/11 : rationnels (égalité de quotients, comparaisons, additions et soustractions) et translation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2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8P0"/>
    </number:currency-style>
    <number:date-style style:name="N12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date-style style:name="N10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month number:calendar="jewish" number:style="long" number:textual="true"/>
      <number:text> </number:text>
      <number:year number:calendar="jewish" number:style="long"/>
    </number:date-style>
    <number:number-style style:name="N109P0" style:volatile="true">
      <number:number number:decimal-places="0" number:min-decimal-places="0" number:min-integer-digits="1" number:grouping="true"/>
      <number:text> </number:text>
    </number:number-style>
    <number:number-style style:name="N10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date-style style:name="N12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0">
      <number:day number:calendar="jewish"/>
      <number:text> </number:text>
      <number:month number:calendar="jewish" number:style="long" number:textual="true"/>
    </number:date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6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6P0"/>
    </number:currency-style>
    <number:date-style style:name="N11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month number:calendar="jewish" number:style="long" number:textual="true"/>
      <number:text> </number:text>
      <number:day number:calendar="jewish"/>
    </number:date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21">
      <number:month number:calendar="jewish" number:style="long" number:textual="true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officeooo:rsid="00516cc4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4ce2e4"/>
    </style:style>
    <style:style style:name="MT5" style:family="text">
      <style:text-properties officeooo:rsid="004e345b"/>
    </style:style>
    <style:style style:name="MT6" style:family="text">
      <style:text-properties officeooo:rsid="005e09c4"/>
    </style:style>
    <style:style style:name="MT7" style:family="text">
      <style:text-properties officeooo:rsid="0053df57"/>
    </style:style>
    <style:style style:name="MT8" style:family="text">
      <style:text-properties officeooo:rsid="0041a84b"/>
    </style:style>
    <style:style style:name="MT9" style:family="text">
      <style:text-properties officeooo:rsid="00570ec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1">5</text:span><text:span text:style-name="MT4"> – </text:span><text:span text:style-name="MT5">Nombres </text:span><text:span text:style-name="MT1">rationnels</text:span><text:tab/><text:span text:style-name="MT3">Séance </text:span><text:span text:style-name="MT6">6</text:span><text:span text:style-name="MT1"> (</text:span><text:span text:style-name="MT7">1</text:span><text:span text:style-name="MT1">h) </text:span><text:span text:style-name="MT8">- </text:span><text:span text:style-name="MT9">2</text:span><text:span text:style-name="MT6">4</text:span><text:span text:style-name="MT8">/</text:span><text:span text:style-name="MT5">1</text:span><text:span text:style-name="MT1">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1-16T22:21:12.033440978</dc:date>
    <meta:editing-duration>PT10H42M1S</meta:editing-duration>
    <meta:editing-cycles>46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72" meta:character-count="353" meta:non-whitespace-character-count="306"/>
  </office:meta>
</office:document-meta>
</file>